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>
      <style:text-properties officeooo:rsid="00062606" officeooo:paragraph-rsid="00062606"/>
    </style:style>
    <style:style style:name="P6" style:family="paragraph" style:parent-style-name="Standard">
      <style:text-properties fo:font-weight="bold" officeooo:rsid="00062606" officeooo:paragraph-rsid="00062606" style:font-weight-asian="bold" style:font-weight-complex="bold"/>
    </style:style>
    <style:style style:name="P7" style:family="paragraph" style:parent-style-name="Standard" style:list-style-name="L4">
      <style:text-properties fo:font-weight="normal" officeooo:rsid="00062606" officeooo:paragraph-rsid="00062606" style:font-weight-asian="normal" style:font-weight-complex="normal"/>
    </style:style>
    <style:style style:name="T1" style:family="text">
      <style:text-properties style:font-name="Liberation San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ge : modif. du code lors du passage de Delphia Prolog 1992 à SWI-Prolog</text:p>
      <text:p text:style-name="Standard"/>
      <text:p text:style-name="Standard">changement des noms .pro -&gt; .pl</text:p>
      <text:p text:style-name="Standard"/>
      <text:p text:style-name="P1">proge.pl</text:p>
      <text:list xml:id="list3454406207" text:style-name="L1">
        <text:list-item>
          <text:p text:style-name="P2">ajout massif de dynamic</text:p>
        </text:list-item>
        <text:list-item>
          <text:p text:style-name="P2">ajout de list : list(X,X). (dans Delphia, les chaînes de car. étaient des objets particuliers et non des listes)</text:p>
        </text:list-item>
        <text:list-item>
          <text:p text:style-name="P2">ajout de loade</text:p>
        </text:list-item>
        <text:list-item>
          <text:p text:style-name="P2">directive run et roule à la fin.</text:p>
        </text:list-item>
      </text:list>
      <text:p text:style-name="Standard"/>
      <text:p text:style-name="P1">except.pl</text:p>
      <text:list xml:id="list3534399794" text:style-name="L2">
        <text:list-item>
          <text:p text:style-name="P3">ajout de la clause<text:line-break/><text:tab/><text:span text:style-name="T1">efface_config :- fe(_,_,_,_,_,_), efface_config.</text:span><text:line-break/>je pense que le bactracking était différent dans Delphia. Ici, il est plus conforme à ce qu'on attend, mais du coup, des prédicats échouent avec SWI alors qu'ils étaient relancés en Delphia (un peu comme s'il y avait un repeat avec un nombre fini de répéts.)</text:p>
        </text:list-item>
        <text:list-item>
          <text:p text:style-name="P3">chiens de garde dans gen_except</text:p>
        </text:list-item>
        <text:list-item>
          <text:p text:style-name="P3">bouclage sur les exercices avec des tangentes (en fait, avec des règles disjonctives, ici celle des bissectrices). Cause : reexamine_cas présentait un pb dans le cas « cas_par » et lançait assert_rel_part(Prem) avec Prem = variable, ce qui faisait boucler ce prédicat.</text:p>
        </text:list-item>
      </text:list>
      <text:p text:style-name="Standard"/>
      <text:p text:style-name="P1">moteur.pl</text:p>
      <text:list xml:id="list1383389394" text:style-name="L3">
        <text:list-item>
          <text:p text:style-name="P4">ajout temporaire d'un chien de garde dans essai_regle (2eme clause) –PS2012 <text:s/>pour lister les règles appliquées. Le bouclage dans l'exo8b ne provient pas de règles appliquées à l'infini (aucune règle n'est appliquée pendant le bouclage).</text:p>
        </text:list-item>
        <text:list-item>
          <text:p text:style-name="P4">la table tab_pas_act/3 qui gére la profondeur dans le raisonnement formel (je ne sais plus excatement comment) est sur-dimensionnée pour la mémoire de mon PC ou pour la mémoire que s'alloue SWI, la table a été tronquée.</text:p>
        </text:list-item>
      </text:list>
      <text:p text:style-name="P5"/>
      <text:p text:style-name="P6">chaînes de caractères</text:p>
      <text:list xml:id="list3060064429" text:style-name="L4">
        <text:list-item>
          <text:p text:style-name="P7">les chaînes de caractères sont implantées différemment </text:p>
          <text:list>
            <text:list-item>
              <text:p text:style-name="P7">get1(C), list([c],S) est remplacé par le prédicat get_str1(S) (à voir dans tous les menus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scal Schreck</meta:initial-creator>
    <meta:creation-date>2012-02-29T10:33:36</meta:creation-date>
    <dc:date>2020-12-16T11:59:57.346099180</dc:date>
    <meta:editing-duration>PT12H1M43S</meta:editing-duration>
    <meta:editing-cycles>5</meta:editing-cycles>
    <meta:generator>LibreOffice/7.0.1.2$Linux_X86_64 LibreOffice_project/7cbcfc562f6eb6708b5ff7d7397325de9e764452</meta:generator>
    <meta:document-statistic meta:table-count="0" meta:image-count="0" meta:object-count="0" meta:page-count="1" meta:paragraph-count="17" meta:word-count="264" meta:character-count="1570" meta:non-whitespace-character-count="1331"/>
  </office:meta>
</office:document-meta>
</file>